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Text_20_body">
      <style:text-properties officeooo:rsid="0020ac0e" officeooo:paragraph-rsid="0020ac0e"/>
    </style:style>
    <style:style style:name="P5" style:family="paragraph" style:parent-style-name="Text_20_body" style:list-style-name="L1">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list-style-name="L2">
      <style:text-properties officeooo:paragraph-rsid="0020ac0e"/>
    </style:style>
    <style:style style:name="P9" style:family="paragraph" style:parent-style-name="Text_20_body" style:list-style-name="L2">
      <style:text-properties style:text-underline-style="none" officeooo:paragraph-rsid="0020ac0e"/>
    </style:style>
    <style:style style:name="P10" style:family="paragraph" style:parent-style-name="Subtitle">
      <style:text-properties style:font-name="Liberation Serif"/>
    </style:style>
    <style:style style:name="P11" style:family="paragraph" style:parent-style-name="Heading_20_2">
      <style:text-properties officeooo:rsid="001ee3a2" officeooo:paragraph-rsid="001ee3a2"/>
    </style:style>
    <style:style style:name="P12" style:family="paragraph" style:parent-style-name="Heading_20_1">
      <style:text-properties officeooo:paragraph-rsid="001dde5b"/>
    </style:style>
    <style:style style:name="P13" style:family="paragraph" style:parent-style-name="Heading_20_1">
      <style:text-properties officeooo:rsid="0020ac0e" officeooo:paragraph-rsid="0020ac0e"/>
    </style:style>
    <style:style style:name="P14" style:family="paragraph" style:parent-style-name="Footer">
      <style:text-properties officeooo:rsid="001dc34c" officeooo:paragraph-rsid="001dc34c"/>
    </style:style>
    <style:style style:name="T1" style:family="text">
      <style:text-properties officeooo:rsid="001dc34c"/>
    </style:style>
    <style:style style:name="T2" style:family="text">
      <style:text-properties officeooo:rsid="0020ac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Opportunities in <text:span text:style-name="T1">Computerized</text:span> Documents</text:p>
      <text:p text:style-name="Subtitle">Capstone in New Media</text:p>
      <text:p text:style-name="P10">Elli Chandler</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11"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text:soft-page-break/>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12" text:outline-level="1">General approach</text:h>
      <text:p text:style-name="P6">This project should aim to systematically support the libre development and distribution as best as possible of an innovative information technology environment.</text:p>
      <text:h text:style-name="Heading_20_2" text:outline-level="2">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4">The end goal of this work is the development of a completed, stable software environment used for developing the project, consisting of:</text:p>
      <text:list xml:id="list669037450" text:style-name="L1">
        <text:list-item>
          <text:p text:style-name="P5">Specifications</text:p>
        </text:list-item>
        <text:list-item>
          <text:p text:style-name="P5">Information technology environment software implementation</text:p>
        </text:list-item>
        <text:list-item>
          <text:p text:style-name="P5">The cloud computing infrastructure should use a decentralized, asynchronously resolving append-only data store, similar to blockchains, to ensure the preservation and longevity of data stored using it as best as possible.</text:p>
        </text:list-item>
      </text:list>
      <text:h text:style-name="P13" text:outline-level="1"><text:soft-page-break/>Overview</text:h>
      <text:p text:style-name="P7">The computing environment <text:span text:style-name="T2">in its finished form</text:span> will consist of the following components:</text:p>
      <text:list xml:id="list383817806" text:style-name="L2">
        <text:list-item>
          <text:p text:style-name="P8">Development principles, describing the process to use for creating the computing environment</text:p>
        </text:list-item>
        <text:list-item>
          <text:p text:style-name="P8">Data format and its representations</text:p>
          <text:list>
            <text:list-item>
              <text:p text:style-name="P8">Specification</text:p>
            </text:list-item>
            <text:list-item>
              <text:p text:style-name="P8">Reference implementation</text:p>
            </text:list-item>
          </text:list>
        </text:list-item>
        <text:list-item>
          <text:p text:style-name="P8">Data storage: mechanism for storing append-only set of records, each comprising a unique ID paired with a node document</text:p>
        </text:list-item>
        <text:list-item>
          <text:p text:style-name="P9">Client app</text:p>
        </text:list-item>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1</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6T23:19:35.316740413</dc:date>
    <meta:editing-duration>PT1H7M41S</meta:editing-duration>
    <meta:editing-cycles>4</meta:editing-cycles>
    <meta:generator>LibreOffice/6.1.4.2$Linux_X86_64 LibreOffice_project/10$Build-2</meta:generator>
    <meta:document-statistic meta:table-count="0" meta:image-count="0" meta:object-count="0" meta:page-count="3" meta:paragraph-count="35" meta:word-count="869" meta:character-count="5942" meta:non-whitespace-character-count="5116"/>
  </office:meta>
</office:document-meta>
</file>